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1"/>
    </style:style>
    <style:style style:name="T1" style:family="text">
      <style:text-properties style:font-name="Verdana1"/>
    </style:style>
    <style:style style:name="T2" style:family="text">
      <style:text-properties style:font-name="Verdana1" fo:font-weight="bold"/>
    </style:style>
    <style:style style:name="T3" style:family="text">
      <style:text-properties style:font-name="Verdana1" fo:font-size="14pt"/>
    </style:style>
    <style:style style:name="T4" style:family="text">
      <style:text-properties style:font-name="Verdana1" fo:font-size="14pt" style:text-underline-style="solid" style:text-underline-width="auto" style:text-underline-color="font-color"/>
    </style:style>
    <style:style style:name="T5" style:family="text">
      <style:text-properties style:font-name="Verdana1" fo:font-size="14pt" style:text-underline-style="solid" style:text-underline-width="auto" style:text-underline-color="font-color" fo:font-weight="bold"/>
    </style:style>
    <style:style style:name="T6" style:family="text">
      <style:text-properties style:font-name="Verdana1" fo:font-size="14pt" fo:font-weight="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66" style:font-name="Verdana1" fo:font-size="10.5pt"/>
    </style:style>
    <style:style style:name="T10" style:family="text">
      <style:text-properties style:text-underline-style="solid" style:text-underline-width="auto" style:text-underline-color="font-color"/>
    </style:style>
    <style:style style:name="T11" style:family="text">
      <style:text-propertie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8">My Favorite Sweet Potatoes</text:span><text:line-break/>Crystal Miller<text:line-break/><text:line-break/>5 to 6 large yams or sweet potatoes<text:line-break/>½ cup butter<text:line-break/>½ cups orange juice<text:line-break/>¼ cup real maple syrup<text:line-break/>¾ cup chopped walnuts<text:line-break/><text:line-break/>Cook sweet potatoes until tender. Drain and cool to touch. Peel. Chop into small pieces and put into a 9x13 pan. Melt butter and add orange juice and maple syrup. Drizzle this over the sweet potatoes and stir it up to mix it up. Sprinkle the copped walnuts over the top and bake at 350 for about 30 to 45 minutes or until it is hot and bubb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8:58:46.50</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1" meta:word-count="98" meta:character-count="502"/>
  </office:meta>
</office:document-meta>
</file>